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2703" officeooo:paragraph-rsid="00172703"/>
    </style:style>
    <style:style style:name="T1" style:family="text">
      <style:text-properties officeooo:rsid="00175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ENTO2BLOMMING</text:p>
      <text:p text:style-name="P1"/>
      <text:p text:style-name="P1">- Utilizzo dei DataFlow – Profiles per l'esportazione</text:p>
      <text:p text:style-name="P1"/>
      <text:p text:style-name="P1">- Aggiungere alla configurazione dei <text:s/>DataFlow – Profiles un nuovo Entity Types (Products 4 Blomming)</text:p>
      <text:p text:style-name="P1"/>
      <text:p text:style-name="P1">- Diasbiletare per Propducts 4 Blomming la selezione dei campi da esportare ( è fissa)</text:p>
      <text:p text:style-name="P1"/>
      <text:p text:style-name="P1">- Aggiungere un waning che indica che nel caso di espostazione di configurabile ed altri verrano creati 2 file</text:p>
      <text:p text:style-name="P1"/>
      <text:p text:style-name="P1">- Valutare poi se aggiungere altri filtri ….</text:p>
      <text:p text:style-name="P1"/>
      <text:p text:style-name="P1">- <text:span text:style-name="T1">In generale per i profili di esportazione automatizzarli tramite cron …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2:18:02.265000000</meta:creation-date>
    <dc:date>2014-03-05T12:23:34.152000000</dc:date>
    <meta:editing-duration>PT54S</meta:editing-duration>
    <meta:editing-cycles>2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7" meta:word-count="76" meta:character-count="484" meta:non-whitespace-character-count="412"/>
  </office:meta>
</office:document-meta>
</file>